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80000015E88B863CFC62594FB.png" manifest:media-type="image/png"/>
  <manifest:file-entry manifest:full-path="Pictures/1000000000000343000001F707E2E250852E2000.png" manifest:media-type="image/png"/>
  <manifest:file-entry manifest:full-path="Pictures/1000020100000122000002237F46B68E3D5E50EC.png" manifest:media-type="image/png"/>
  <manifest:file-entry manifest:full-path="Pictures/100002010000012200000223DEF489ACD58806A5.png" manifest:media-type="image/png"/>
  <manifest:file-entry manifest:full-path="Pictures/10000201000001220000022392CADCA8F4F1F0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3139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764in"/>
    </style:style>
    <style:style style:name="Table1.A1" style:family="table-cell">
      <style:table-cell-properties fo:padding="0.0201in" fo:border-left="none" fo:border-right="none" fo:border-top="none" fo:border-bottom="0.05pt solid #000000" style:writing-mode="page"/>
    </style:style>
    <style:style style:name="Table1.B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A2" style:family="table-cell">
      <style:table-cell-properties fo:padding="0.0201in" fo:border="none" style:writing-mode="page"/>
    </style:style>
    <style:style style:name="Table1.B2" style:family="table-cell">
      <style:table-cell-properties fo:padding="0.0201in" fo:border-left="0.05pt solid #000000" fo:border-right="none" fo:border-top="none" fo:border-bottom="none" style:writing-mode="page"/>
    </style:style>
    <style:style style:name="P1" style:family="paragraph" style:parent-style-name="Standard">
      <style:text-properties officeooo:rsid="000e4f6d" officeooo:paragraph-rsid="000e4f6d"/>
    </style:style>
    <style:style style:name="P2" style:family="paragraph" style:parent-style-name="Table_20_Contents">
      <style:text-properties officeooo:rsid="000e4f6d" officeooo:paragraph-rsid="000e4f6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officeooo:rsid="000e4f6d" officeooo:paragraph-rsid="000e4f6d" style:font-weight-asian="bold" style:font-weight-complex="bold"/>
    </style:style>
    <style:style style:name="P5" style:family="paragraph" style:parent-style-name="Standard">
      <style:text-properties officeooo:rsid="000e4f6d" officeooo:paragraph-rsid="000e4f6d"/>
    </style:style>
    <style:style style:name="P6" style:family="paragraph" style:parent-style-name="Standard">
      <style:text-properties officeooo:rsid="00126d59" officeooo:paragraph-rsid="00126d59"/>
    </style:style>
    <style:style style:name="T1" style:family="text">
      <style:text-properties officeooo:rsid="001018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draw:frame draw:style-name="fr1" draw:name="Image3" text:anchor-type="char" svg:x="2.6638in" svg:y="0.1362in" svg:width="1.5in" svg:height="2.8299in" draw:z-index="2"><draw:image xlink:href="Pictures/10000201000001220000022392CADCA8F4F1F092.png" xlink:type="simple" xlink:show="embed" xlink:actuate="onLoad" loext:mime-type="image/png"/></draw:frame><draw:frame draw:style-name="fr1" draw:name="Image1" text:anchor-type="char" svg:x="4.2228in" svg:y="0.1398in" svg:width="1.5in" svg:height="2.8264in" draw:z-index="0"><draw:image xlink:href="Pictures/100002010000012200000223DEF489ACD58806A5.png" xlink:type="simple" xlink:show="embed" xlink:actuate="onLoad" loext:mime-type="image/png"/></draw:frame><draw:frame draw:style-name="fr1" draw:name="Image2" text:anchor-type="char" svg:x="5.789in" svg:y="0.1398in" svg:width="1.5in" svg:height="2.8299in" draw:z-index="1"><draw:image xlink:href="Pictures/1000020100000122000002237F46B68E3D5E50EC.png" xlink:type="simple" xlink:show="embed" xlink:actuate="onLoad" loext:mime-type="image/png"/></draw:frame></text:p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ifficulty</text:p>
          </table:table-cell>
          <table:table-cell table:style-name="Table1.B1" office:value-type="string">
            <text:p text:style-name="P3">PipeGapSize <text:span text:style-name="T1">[px]</text:span></text:p>
          </table:table-cell>
        </table:table-row>
        <table:table-row>
          <table:table-cell table:style-name="Table1.A2" office:value-type="string">
            <text:p text:style-name="P2">easy</text:p>
          </table:table-cell>
          <table:table-cell table:style-name="Table1.B2" office:value-type="string">
            <text:p text:style-name="P2">200</text:p>
          </table:table-cell>
        </table:table-row>
        <table:table-row>
          <table:table-cell table:style-name="Table1.A2" office:value-type="string">
            <text:p text:style-name="P2">Medium</text:p>
          </table:table-cell>
          <table:table-cell table:style-name="Table1.B2" office:value-type="string">
            <text:p text:style-name="P2">150</text:p>
          </table:table-cell>
        </table:table-row>
        <table:table-row>
          <table:table-cell table:style-name="Table1.A2" office:value-type="string">
            <text:p text:style-name="P2">hard</text:p>
          </table:table-cell>
          <table:table-cell table:style-name="Table1.B2" office:value-type="string">
            <text:p text:style-name="P2">100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6"><draw:frame draw:style-name="fr2" draw:name="Image4" text:anchor-type="char" svg:width="8.698in" svg:height="5.2398in" draw:z-index="3"><draw:image xlink:href="Pictures/1000000000000343000001F707E2E250852E2000.png" xlink:type="simple" xlink:show="embed" xlink:actuate="onLoad" loext:mime-type="image/png"/></draw:frame><draw:frame draw:style-name="fr1" draw:name="Image5" text:anchor-type="char" svg:x="7.0126in" svg:y="2.4492in" svg:width="2.5465in" svg:height="2.4756in" draw:z-index="4"><draw:image xlink:href="Pictures/10000000000001680000015E88B863CFC62594FB.png" xlink:type="simple" xlink:show="embed" xlink:actuate="onLoad" loext:mime-type="image/png"/></draw:frame><draw:frame draw:style-name="fr1" draw:name="Image6" text:anchor-type="char" svg:x="7.4736in" svg:y="2.0772in" svg:width="2.5465in" svg:height="2.4756in" draw:z-index="5"><draw:image xlink:href="Pictures/10000000000001680000015E88B863CFC62594FB.png" xlink:type="simple" xlink:show="embed" xlink:actuate="onLoad" loext:mime-type="image/png"/></draw:frame><draw:frame draw:style-name="fr1" draw:name="Image7" text:anchor-type="char" svg:x="7.8165in" svg:y="1.7283in" svg:width="2.5465in" svg:height="2.4756in" draw:z-index="6"><draw:image xlink:href="Pictures/10000000000001680000015E88B863CFC62594FB.png" xlink:type="simple" xlink:show="embed" xlink:actuate="onLoad" loext:mime-type="image/png"/></draw:frame>­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15:18:36.044751362</meta:creation-date>
    <dc:date>2021-08-22T15:30:54.063502277</dc:date>
    <meta:editing-duration>PT7H1M7S</meta:editing-duration>
    <meta:editing-cycles>2</meta:editing-cycles>
    <meta:generator>LibreOffice/6.4.4.2$Linux_X86_64 LibreOffice_project/3d775be2011f3886db32dfd395a6a6d1ca2630ff</meta:generator>
    <meta:document-statistic meta:table-count="1" meta:image-count="7" meta:object-count="0" meta:page-count="2" meta:paragraph-count="9" meta:word-count="10" meta:character-count="50" meta:non-whitespace-character-count="49"/>
  </office:meta>
</office:document-meta>
</file>